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20pt" officeooo:rsid="00185f24" officeooo:paragraph-rsid="00185f24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85f24" officeooo:paragraph-rsid="00185f24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9c39e" officeooo:paragraph-rsid="0019c39e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paragraph-rsid="0019c39e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30pt" officeooo:rsid="00185f24" officeooo:paragraph-rsid="00185f24" style:font-size-asian="30pt" style:font-size-complex="30pt"/>
    </style:style>
    <style:style style:name="P6" style:family="paragraph" style:parent-style-name="Standard">
      <style:paragraph-properties fo:text-align="start" style:justify-single-word="false"/>
      <style:text-properties officeooo:paragraph-rsid="0019c39e"/>
    </style:style>
    <style:style style:name="T1" style:family="text">
      <style:text-properties officeooo:rsid="0019c39e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9c39e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9c39e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font-weight="normal" officeooo:rsid="0019c39e" style:font-size-asian="20pt" style:font-weight-asian="normal" style:font-size-complex="20pt" style:font-weight-complex="normal"/>
    </style:style>
    <style:style style:name="T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size="20pt" fo:font-style="italic" fo:font-weight="normal" officeooo:rsid="0019c39e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20pt" fo:font-style="normal" fo:font-weight="normal" officeooo:rsid="0019c39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20pt" fo:font-style="normal" style:text-underline-style="solid" style:text-underline-width="auto" style:text-underline-color="font-color" fo:font-weight="normal" officeooo:rsid="0019c39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size="20pt" fo:font-style="normal" style:text-underline-style="none" fo:font-weight="normal" officeooo:rsid="0019c39e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7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MAGE SEGMENTATION</text:p>
      <text:p text:style-name="P1">-Aman(IMT2018006)</text:p>
      <text:p text:style-name="P1"/>
      <text:p text:style-name="P2"/>
      <text:p text:style-name="P3">In this assignment, I have used OpenCV grabcut algorithm</text:p>
      <text:p text:style-name="P3">and also used OpenCV+MaskRCNN algorithm to get fore-ground image segmentation mask.</text:p>
      <text:p text:style-name="P3"/>
      <text:p text:style-name="P3"/>
      <text:p text:style-name="P3">For images 1 and 2, Mask RCNN was able to detect which object it was, based on the MS COCO dataset labels.</text:p>
      <text:p text:style-name="P3">But for image 3, the label was not present in the MS COCO dataset. So for image3, manually I had to do image segmentation by providing bounding box for the image and then OpenCV grab cut algorithm was applied to it.</text:p>
      <text:p text:style-name="P3"/>
      <text:p text:style-name="P3"/>
      <text:p text:style-name="P6"><text:span text:style-name="T15">GrabCut worked fairly well </text:span><text:span text:style-name="Strong_20_Emphasis"><text:span text:style-name="T15">but required that we manually supply </text:span></text:span><text:span text:style-name="Strong_20_Emphasis"><text:span text:style-name="Emphasis"><text:span text:style-name="T15">where</text:span></text:span></text:span><text:span text:style-name="Strong_20_Emphasis"><text:span text:style-name="T15"> in the input image the object was</text:span></text:span><text:span text:style-name="T15"> so that GrabCut could be applied.</text:span></text:p>
      <text:p text:style-name="P6"><text:span text:style-name="T15"/></text:p>
      <text:p text:style-name="P4"/>
      <text:p text:style-name="P6"><text:span text:style-name="T14">Mask R-CNN, on the other hand, can </text:span><text:span text:style-name="Emphasis"><text:span text:style-name="T14">automatically</text:span></text:span><text:span text:style-name="T14"> predict both the </text:span><text:span text:style-name="Strong_20_Emphasis"><text:span text:style-name="T14">bounding box</text:span></text:span><text:span text:style-name="T14"> and the </text:span><text:span text:style-name="Strong_20_Emphasis"><text:span text:style-name="T14">pixel-wise segmentation mask</text:span></text:span><text:span text:style-name="T14"> of each object in an input image. The downside is that masks produced by Mask R-CNN aren’t always “clean” — there is typically a bit of background that “bleeds” into the foreground segmentation.</text:span></text:p>
      <text:p text:style-name="P6"><text:span text:style-name="T15">So for image1 and image 2,</text:span><text:span text:style-name="Emphasis"><text:span text:style-name="T14">we use Mask R-CNN to compute the initial segmentation and then refine it using GrabCut. Mask R-CNN is a state-of-the-art deep neural </text:span></text:span><text:soft-page-break/><text:span text:style-name="Emphasis"><text:span text:style-name="T14">network architecture used for image segmentation. Using Mask R-CNN, we can </text:span></text:span><text:span text:style-name="Emphasis"><text:span text:style-name="T17">automatically</text:span></text:span><text:span text:style-name="Emphasis"><text:span text:style-name="T14"> compute pixel-wise masks for objects in the image, allowing us to segment the </text:span></text:span><text:span text:style-name="Emphasis"><text:span text:style-name="Strong_20_Emphasis"><text:span text:style-name="T16">foreground</text:span></text:span></text:span><text:span text:style-name="Emphasis"><text:span text:style-name="T14"> from the </text:span></text:span><text:span text:style-name="Emphasis"><text:span text:style-name="Strong_20_Emphasis"><text:span text:style-name="T16">background.</text:spa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3T12:43:46.806515213</meta:creation-date>
    <dc:date>2021-05-23T12:56:53.154137408</dc:date>
    <meta:editing-duration>PT2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9" meta:word-count="216" meta:character-count="1299" meta:non-whitespace-character-count="1091"/>
  </office:meta>
</office:document-meta>
</file>